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svg:stroke-width="0.081cm" draw:marker-start-width="0.321cm" draw:marker-end-width="0.321cm" draw:fill="none" draw:fill-color="#729fcf" draw:textarea-vertical-align="middle" fo:padding-top="0.165cm" fo:padding-bottom="0.165cm" fo:padding-left="0.29cm" fo:padding-right="0.29cm" draw:shadow="hidden" draw:shadow-opacity="100%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2cm" draw:marker-end-width="0.322cm" draw:fill="none" draw:fill-color="#729fcf" draw:textarea-vertical-align="middle" fo:padding-top="0.166cm" fo:padding-bottom="0.166cm" fo:padding-left="0.291cm" fo:padding-right="0.291cm" draw:shadow="hidden" draw:shadow-opacity="100%"/>
    </style:style>
    <style:style style:name="gr6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Objeto_20_sin_20_relleno_20_ni_20_línea">
      <style:graphic-properties draw:opacity="100%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opacity="100%" draw:fill-color="#729fcf" draw:opacity="65%" draw:textarea-vertical-align="middle"/>
    </style:style>
    <style:style style:name="gr10" style:family="graphic" style:parent-style-name="standard">
      <style:graphic-properties draw:fill-color="#cc9900" draw:opacity="60%" draw:textarea-vertical-align="middle"/>
    </style:style>
    <style:style style:name="gr11" style:family="graphic" style:parent-style-name="objectwithoutfill">
      <style:graphic-properties draw:marker-end="Rounded_20_large_20_Arrow" draw:marker-end-width="0.3cm" draw:fill="none" draw:fill-color="#729fcf" draw:textarea-vertical-align="middle"/>
    </style:style>
    <style:style style:name="gr12" style:family="graphic" style:parent-style-name="Objeto_20_sin_20_relleno_20_ni_20_línea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729fcf" draw:opacity="65%"/>
      <style:paragraph-properties fo:text-align="center"/>
    </style:style>
    <style:style style:name="P6" style:family="paragraph">
      <loext:graphic-properties draw:fill-color="#cc9900" draw:opacity="60%"/>
      <style:paragraph-properties fo:text-align="center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onnector draw:style-name="gr1" draw:text-style-name="P1" xml:id="id1" draw:id="id1" draw:layer="layout" draw:type="line" svg:x1="13.43cm" svg:y1="11.257cm" svg:x2="13.334cm" svg:y2="2.261cm" svg:d="M13430 11257l-96-8996" svg:viewBox="0 0 97 8997">
          <text:p/>
        </draw:connector>
        <draw:connector draw:style-name="gr1" draw:text-style-name="P1" draw:layer="layout" draw:type="line" svg:x1="13.43cm" svg:y1="11.257cm" svg:x2="23.292cm" svg:y2="11.209cm" draw:start-shape="id1" draw:start-glue-point="2" svg:d="M13430 11257l9862-48" svg:viewBox="0 0 9863 49">
          <text:p/>
        </draw:connector>
        <draw:connector draw:style-name="gr1" draw:text-style-name="P1" draw:layer="layout" draw:type="line" svg:x1="13.43cm" svg:y1="11.257cm" svg:x2="7.561cm" svg:y2="16.885cm" draw:start-shape="id1" draw:start-glue-point="2" svg:d="M13430 11257l-5869 5628" svg:viewBox="0 0 5870 5629">
          <text:p/>
        </draw:connector>
        <draw:connector draw:style-name="gr2" draw:text-style-name="P1" xml:id="id2" draw:id="id2" draw:layer="layout" draw:type="line" svg:x1="13.43cm" svg:y1="11.257cm" svg:x2="11.939cm" svg:y2="14.576cm" draw:start-shape="id1" draw:start-glue-point="2" svg:d="M13430 11257l-1491 3319" svg:viewBox="0 0 1492 3320">
          <text:p/>
        </draw:connector>
        <draw:connector draw:style-name="gr3" draw:text-style-name="P2" xml:id="id3" draw:id="id3" draw:layer="layout" draw:type="line" svg:x1="11.939cm" svg:y1="14.576cm" svg:x2="17.471cm" svg:y2="17.03cm" draw:start-shape="id2" draw:start-glue-point="3" svg:d="M11939 14576l5532 2454" svg:viewBox="0 0 5533 2455">
          <text:p/>
        </draw:connector>
        <draw:connector draw:style-name="gr2" draw:text-style-name="P1" xml:id="id4" draw:id="id4" draw:layer="layout" draw:type="line" svg:x1="13.43cm" svg:y1="11.257cm" svg:x2="19.106cm" svg:y2="12.844cm" draw:start-shape="id1" draw:start-glue-point="2" svg:d="M13430 11257l5676 1587" svg:viewBox="0 0 5677 1588">
          <text:p/>
        </draw:connector>
        <draw:connector draw:style-name="gr4" draw:text-style-name="P1" draw:layer="layout" draw:type="line" svg:x1="17.471cm" svg:y1="17.03cm" svg:x2="19.106cm" svg:y2="12.844cm" draw:start-shape="id3" draw:start-glue-point="3" draw:end-shape="id4" draw:end-glue-point="3" svg:d="M17471 17030l1635-4186" svg:viewBox="0 0 1636 4187">
          <text:p/>
        </draw:connector>
        <draw:connector draw:style-name="gr5" draw:text-style-name="P2" draw:layer="layout" draw:type="line" svg:x1="11.939cm" svg:y1="14.576cm" svg:x2="13.382cm" svg:y2="6.759cm" draw:start-shape="id2" draw:start-glue-point="3" draw:end-shape="id1" draw:end-glue-point="0" svg:d="M11939 14576l1443-7817" svg:viewBox="0 0 1444 7818">
          <text:p/>
        </draw:connector>
        <draw:connector draw:style-name="gr5" draw:text-style-name="P2" draw:layer="layout" draw:type="line" svg:x1="17.471cm" svg:y1="17.03cm" svg:x2="13.382cm" svg:y2="6.759cm" draw:start-shape="id3" draw:start-glue-point="3" draw:end-shape="id1" draw:end-glue-point="0" svg:d="M17471 17030l-4089-10271" svg:viewBox="0 0 4090 10272">
          <text:p/>
        </draw:connector>
        <draw:connector draw:style-name="gr6" draw:text-style-name="P1" draw:layer="layout" draw:type="line" svg:x1="19.106cm" svg:y1="12.844cm" svg:x2="13.382cm" svg:y2="6.759cm" draw:start-shape="id4" draw:start-glue-point="3" draw:end-shape="id1" draw:end-glue-point="0" svg:d="M19106 12844l-5724-6085" svg:viewBox="0 0 5725 6086">
          <text:p/>
        </draw:connector>
        <draw:frame draw:style-name="gr7" draw:text-style-name="P3" draw:layer="layout" svg:width="1.289cm" svg:height="1.061cm" svg:x="13.311cm" svg:y="10.23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4" draw:layer="layout" svg:width="0.3cm" svg:height="0.3cm" svg:x="13.3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5" draw:layer="layout" svg:width="5.399cm" svg:height="10.199cm" svg:x="12cm" svg:y="6.8cm" svg:viewBox="0 0 5400 10200" draw:points="1400,0 0,7800 5400,10200 1500,400">
          <text:p/>
        </draw:polygon>
        <draw:polygon draw:style-name="gr10" draw:text-style-name="P6" xml:id="id6" draw:id="id6" draw:layer="layout" svg:width="5.599cm" svg:height="10.099cm" svg:x="13.5cm" svg:y="6.9cm" svg:viewBox="0 0 5600 10100" draw:points="0,0 4000,10100 5600,6000">
          <text:p/>
        </draw:polygon>
        <draw:line draw:style-name="gr11" draw:text-style-name="P2" xml:id="id8" draw:id="id8" draw:layer="layout" svg:x1="16.1cm" svg:y1="10.8cm" svg:x2="18.5cm" svg:y2="9.8cm">
          <text:p/>
        </draw:line>
        <draw:line draw:style-name="gr11" draw:text-style-name="P2" draw:layer="layout" svg:x1="13.695cm" svg:y1="11.108cm" svg:x2="11.104cm" svg:y2="10.892cm">
          <text:p/>
        </draw:line>
        <draw:frame draw:style-name="gr12" draw:text-style-name="P7" draw:layer="layout" svg:width="1.255cm" svg:height="1.061cm" svg:x="16.8cm" svg:y="17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1.265cm" svg:height="1.061cm" svg:x="19.301cm" svg:y="13.0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4" draw:layer="layout" svg:width="0.3cm" svg:height="0.3cm" svg:x="17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1.8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9.0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428cm" svg:height="1.122cm" svg:x="10.972cm" svg:y="9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7" draw:layer="layout" svg:width="1.446cm" svg:height="1.122cm" svg:x="16.872cm" svg:y="8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7" draw:layer="layout" svg:width="1.247cm" svg:height="1.061cm" svg:x="11.201cm" svg:y="14.8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7" draw:layer="layout" svg:width="0.873cm" svg:height="0.941cm" svg:x="7.402cm" svg:y="15.5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7" draw:layer="layout" svg:width="0.943cm" svg:height="0.941cm" svg:x="22.003cm" svg:y="10.20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7" draw:layer="layout" svg:width="0.823cm" svg:height="0.941cm" svg:x="12.504cm" svg:y="5.9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7" draw:layer="layout" svg:width="0.2cm" svg:height="0.47cm" svg:x="11.375cm" svg:y="8.35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7" xml:id="id5" draw:id="id5" draw:layer="layout" svg:width="3.449cm" svg:height="1.085cm" svg:x="7.903cm" svg:y="8.40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" draw:text-style-name="P1" draw:layer="layout" draw:type="curve" svg:x1="9.627cm" svg:y1="9.488cm" svg:x2="13.5cm" svg:y2="11.95cm" draw:start-shape="id5" draw:start-glue-point="2" draw:end-shape="id6" svg:d="M9627 9488c0 1642 1291 2462 3873 2462" svg:viewBox="0 0 3874 2463">
          <text:p/>
        </draw:connector>
        <draw:frame draw:style-name="gr12" draw:text-style-name="P7" xml:id="id7" draw:id="id7" draw:layer="layout" svg:width="3.467cm" svg:height="1.085cm" svg:x="14.904cm" svg:y="5.10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" draw:text-style-name="P1" draw:layer="layout" draw:type="curve" draw:line-skew="-1.759cm 1.089cm" svg:x1="16.637cm" svg:y1="6.189cm" svg:x2="16.1cm" svg:y2="10.3cm" draw:start-shape="id7" draw:start-glue-point="2" draw:end-shape="id8" draw:end-glue-point="3" svg:d="M16637 6189c0 57 25 47 111 1061s234 3050-648 3050" svg:viewBox="0 0 715 4112">
          <text:p/>
        </draw:connector>
        <draw:frame draw:style-name="gr12" draw:text-style-name="P7" draw:layer="layout" svg:width="10.687cm" svg:height="1.085cm" svg:x="1.304cm" svg:y="3.8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23:01:52.498134661</meta:creation-date>
    <meta:editing-duration>PT5M1S</meta:editing-duration>
    <meta:editing-cycles>2</meta:editing-cycles>
    <meta:generator>LibreOffice/5.1.4.2$Linux_X86_64 LibreOffice_project/10m0$Build-2</meta:generator>
    <dc:date>2016-10-09T23:17:25.323081749</dc:date>
    <meta:document-statistic meta:object-count="33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sub>
        <mi>z</mi>
        <mn>12</mn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z_12(x,y)</annotation>
  </semantics>
</math>
</file>

<file path=Object 12/content.xml><?xml version="1.0" encoding="utf-8"?>
<math xmlns="http://www.w3.org/1998/Math/MathML" display="block">
  <semantics>
    <mrow>
      <msub>
        <mi>z</mi>
        <mn>23</mn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z_23(x,y)</annotation>
  </semantics>
</math>
</file>

<file path=Object 13/content.xml><?xml version="1.0" encoding="utf-8"?>
<math xmlns="http://www.w3.org/1998/Math/MathML" display="block">
  <semantics>
    <mrow>
      <msub>
        <mi>N</mi>
        <mn>4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z</mi>
          <mn>12</mn>
        </msub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·</mi>
      <msub>
        <mi>z</mi>
        <mn>23</mn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_4(x,y)= z_12(x,y) · z_23(x,y)</annotation>
  </semantics>
</math>
</file>

<file path=Object 2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3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4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5/content.xml><?xml version="1.0" encoding="utf-8"?>
<math xmlns="http://www.w3.org/1998/Math/MathML" display="block">
  <semantics>
    <msub>
      <mi>n</mi>
      <mn>12</mn>
    </msub>
    <annotation encoding="StarMath 5.0">n_12</annotation>
  </semantics>
</math>
</file>

<file path=Object 6/content.xml><?xml version="1.0" encoding="utf-8"?>
<math xmlns="http://www.w3.org/1998/Math/MathML" display="block">
  <semantics>
    <msub>
      <mi>n</mi>
      <mn>23</mn>
    </msub>
    <annotation encoding="StarMath 5.0">n_23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9/content.xml><?xml version="1.0" encoding="utf-8"?>
<math xmlns="http://www.w3.org/1998/Math/MathML" display="block">
  <semantics>
    <mn>1</mn>
    <annotation encoding="StarMath 5.0">1</annotation>
  </semantics>
</math>
</file>